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Płeć.A1:Płeć.I166" table:display-filter-buttons="true">
          <table:filter>
            <table:filter-and>
              <table:filter-condition table:field-number="0" table:value="Agata" table:operator="=">
                <table:filter-set-item table:value="Agata"/>
                <table:filter-set-item table:value="Agnieszka"/>
                <table:filter-set-item table:value="Aneta"/>
                <table:filter-set-item table:value="Anita"/>
                <table:filter-set-item table:value="Anna"/>
                <table:filter-set-item table:value="Beata"/>
                <table:filter-set-item table:value="Dominika"/>
                <table:filter-set-item table:value="Dorota"/>
                <table:filter-set-item table:value="EMilia"/>
                <table:filter-set-item table:value="Edyta"/>
                <table:filter-set-item table:value="Ewa"/>
                <table:filter-set-item table:value="Joanna"/>
                <table:filter-set-item table:value="Justyna"/>
                <table:filter-set-item table:value="Kaja"/>
                <table:filter-set-item table:value="Kamila"/>
                <table:filter-set-item table:value="Karolina"/>
                <table:filter-set-item table:value="Kasia"/>
                <table:filter-set-item table:value="Katarzyna"/>
                <table:filter-set-item table:value="Krzysztofa"/>
                <table:filter-set-item table:value="Magdalena"/>
                <table:filter-set-item table:value="Malwina"/>
                <table:filter-set-item table:value="Marlena"/>
                <table:filter-set-item table:value="Marta"/>
                <table:filter-set-item table:value="Marzena"/>
                <table:filter-set-item table:value="Małgorzata"/>
                <table:filter-set-item table:value="Milena"/>
                <table:filter-set-item table:value="Monika"/>
                <table:filter-set-item table:value="Natalia"/>
                <table:filter-set-item table:value="Paulina"/>
                <table:filter-set-item table:value="Sandra"/>
                <table:filter-set-item table:value="Sylwester"/>
                <table:filter-set-item table:value="Sylwia"/>
                <table:filter-set-item table:value="Żaneta"/>
              </table:filter-condition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1" table:target-range-address="Uczniowie.A1:Uczniowie.I166">
          <table:sort table:target-range-address="Klasy.A1">
            <table:sort-by table:field-number="4" table:order="descending" table:data-type="automatic"/>
          </table:sort>
        </table:database-range>
        <table:database-range table:name="__Anonymous_Sheet_DB__2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10:19:26.0575674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7:35.080094909</dc:date>
    <meta:generator>LibreOffice/5.4.2.2$Linux_X86_64 LibreOffice_project/40m0$Build-2</meta:generator>
    <meta:editing-duration>PT7M37S</meta:editing-duration>
    <meta:editing-cycles>6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